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paragraph-rsid="001b4fb4"/>
    </style:style>
    <style:style style:name="P2" style:family="paragraph" style:parent-style-name="Text_20_body">
      <style:text-properties fo:language="en" fo:country="US" officeooo:rsid="0018f51f" officeooo:paragraph-rsid="0018f51f"/>
    </style:style>
    <style:style style:name="P3" style:family="paragraph" style:parent-style-name="Text_20_body">
      <style:text-properties fo:language="en" fo:country="US" officeooo:rsid="00167e09" officeooo:paragraph-rsid="0018f51f"/>
    </style:style>
    <style:style style:name="P4" style:family="paragraph" style:parent-style-name="Text_20_body">
      <style:text-properties fo:language="en" fo:country="US" officeooo:rsid="001adb6e" officeooo:paragraph-rsid="001adb6e"/>
    </style:style>
    <style:style style:name="P5" style:family="paragraph" style:parent-style-name="Title">
      <style:paragraph-properties fo:break-before="page"/>
      <style:text-properties officeooo:paragraph-rsid="001c2c81"/>
    </style:style>
    <style:style style:name="P6" style:family="paragraph" style:parent-style-name="Title">
      <style:text-properties officeooo:rsid="001c2c81" officeooo:paragraph-rsid="001c2c81"/>
    </style:style>
    <style:style style:name="P7" style:family="paragraph" style:parent-style-name="Text_20_body">
      <style:text-properties fo:language="en" fo:country="US" officeooo:rsid="0017e249" officeooo:paragraph-rsid="001cdc8a"/>
    </style:style>
    <style:style style:name="P8" style:family="paragraph" style:parent-style-name="Text_20_body">
      <style:text-properties fo:language="en" fo:country="US" officeooo:rsid="001cdc8a" officeooo:paragraph-rsid="001cdc8a"/>
    </style:style>
    <style:style style:name="P9" style:family="paragraph" style:parent-style-name="Text_20_body" style:list-style-name="L2">
      <style:text-properties fo:language="en" fo:country="US" officeooo:rsid="001cdc8a" officeooo:paragraph-rsid="001cdc8a"/>
    </style:style>
    <style:style style:name="P10" style:family="paragraph" style:parent-style-name="Text_20_body">
      <style:text-properties officeooo:rsid="0017e249" officeooo:paragraph-rsid="001cdc8a"/>
    </style:style>
    <style:style style:name="P11" style:family="paragraph" style:parent-style-name="Text_20_body">
      <style:text-properties officeooo:rsid="00180c93" officeooo:paragraph-rsid="001cdc8a"/>
    </style:style>
    <style:style style:name="P12" style:family="paragraph" style:parent-style-name="Heading_20_1">
      <style:text-properties fo:language="en" fo:country="US" officeooo:rsid="0018f51f" officeooo:paragraph-rsid="0018f51f"/>
    </style:style>
    <style:style style:name="P13" style:family="paragraph" style:parent-style-name="Heading_20_2">
      <style:text-properties fo:language="en" fo:country="US" officeooo:rsid="00167e09" officeooo:paragraph-rsid="0018f51f"/>
    </style:style>
    <style:style style:name="P14" style:family="paragraph" style:parent-style-name="Heading_20_2">
      <style:text-properties fo:language="en" fo:country="US" officeooo:rsid="0018f51f" officeooo:paragraph-rsid="0018f51f"/>
    </style:style>
    <style:style style:name="P15" style:family="paragraph" style:parent-style-name="Heading_20_2">
      <style:text-properties fo:language="en" fo:country="US" officeooo:rsid="001adb6e" officeooo:paragraph-rsid="001adb6e"/>
    </style:style>
    <style:style style:name="T1" style:family="text">
      <style:text-properties fo:language="en" fo:country="US"/>
    </style:style>
    <style:style style:name="T2" style:family="text">
      <style:text-properties fo:language="en" fo:country="US" officeooo:rsid="001b4fb4"/>
    </style:style>
    <style:style style:name="T3" style:family="text">
      <style:text-properties fo:language="en" fo:country="US" officeooo:rsid="001adb6e"/>
    </style:style>
    <style:style style:name="T4" style:family="text">
      <style:text-properties fo:language="en" fo:country="US" officeooo:rsid="001c25cf"/>
    </style:style>
    <style:style style:name="T5" style:family="text">
      <style:text-properties fo:language="en" fo:country="US" officeooo:rsid="0015940e"/>
    </style:style>
    <style:style style:name="T6" style:family="text">
      <style:text-properties officeooo:rsid="00180c93"/>
    </style:style>
    <style:style style:name="T7" style:family="text">
      <style:text-properties officeooo:rsid="001cdc8a"/>
    </style:style>
    <style:style style:name="T8" style:family="text">
      <style:text-properties officeooo:rsid="0017e24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Hitchkicker’s guide to cinema</text:p>
      <text:p text:style-name="P6"><text:span text:style-name="T5">U</text:span><text:span text:style-name="T1">I Prototiping</text:span></text:p>
      <text:h text:style-name="P12" text:outline-level="1">Introduction</text:h>
      <text:p text:style-name="P2">Hitchhikers guide to cinema (h2gc) is a web page relying on the internet movie database (IMD<text:span text:style-name="T7">b</text:span>) REST API to perform various searches. Search filters are already provided by the official web page and the related app (limited), but the most complexes search criteria are not easily reachable (not present in app, not directly accessible from the web-page) and the forms to perform searches are not too satisfying (especially from mobile devices).</text:p>
      <text:p text:style-name="P2">H2gc’s goal is to provide a lightweight responsive page to perform searches easily.</text:p>
      <text:p text:style-name="P10"/>
      <text:p text:style-name="P10">For further info about the original projects, features and goals, please refer to the <text:span text:style-name="T6">doc related to the previous steps of the project (related to Bootstrap course) </text:span>available in:</text:p>
      <text:p text:style-name="P7"><text:a xlink:type="simple" xlink:href="https://bitbucket.org/sterte/h2gc/src/master/doc/Course%201%20-%20Bootstrap/" text:style-name="Internet_20_link" text:visited-style-name="Visited_20_Internet_20_Link">https://bitbucket.org/sterte/h2gc/src/master/doc/Course%201%20-%20Bootstrap/</text:a></text:p>
      <text:h text:style-name="P13" text:outline-level="2"/>
      <text:h text:style-name="P14" text:outline-level="2">UI Design and prototype</text:h>
      <text:p text:style-name="P8">The mocukp pages and navigation structure remains the same defined in the original project (related to Bootstrap course).</text:p>
      <text:p text:style-name="P8">The original wireframe mockup are available at: <text:a xlink:type="simple" xlink:href="https://bitbucket.org/sterte/h2gc/src/master/doc/Course%201%20-%20Bootstrap/Hitchickers%20guide%20to%20cinema%20-%20UI%20prototiping.pdf" text:style-name="Internet_20_link" text:visited-style-name="Visited_20_Internet_20_Link">https://bitbucket.org/sterte/h2gc/src/master/doc/Course%201%20-%20Bootstrap/Hitchickers%20guide%20to%20cinema%20-%20UI%20prototiping.pdf</text:a></text:p>
      <text:p text:style-name="P8"/>
      <text:p text:style-name="P8">The prototype webpages can be seen at: <text:a xlink:type="simple" xlink:href="http://sterte.rf.gd/h2gc/" text:style-name="Internet_20_link" text:visited-style-name="Visited_20_Internet_20_Link"><text:span text:style-name="T8">http://sterte.rf.gd/h2gc/</text:span></text:a></text:p>
      <text:p text:style-name="P8"/>
      <text:p text:style-name="P8">The basic structure won’t change, but everything will be translated in a React app. The only main difference regarding UI structure are:</text:p>
      <text:list xml:id="list3425848553" text:style-name="L2">
        <text:list-item>
          <text:p text:style-name="P9">Search result page won’t have anymore “more” link to external sources (IMDb) but will be implemented as a single scrolling page loading results while scrolling.</text:p>
        </text:list-item>
        <text:list-item>
          <text:p text:style-name="P9">Being a single page app, the foundation of the navigation structure will change dramatically (from html pages to components) but the navigation among the possible “pages” and components structure and arrangement won’t change at all.</text:p>
        </text:list-item>
      </text:list>
      <text:p text:style-name="P3"/>
      <text:h text:style-name="P15" text:outline-level="2"><text:soft-page-break/>References</text:h>
      <text:p text:style-name="P11">References have already been performed in the previous phase <text:s/>of the project (Bootstrap course), please refer to Bootstrap course ideation doc. available at:</text:p>
      <text:p text:style-name="P8"><text:a xlink:type="simple" xlink:href="https://bitbucket.org/sterte/h2gc/src/master/doc/Course%201%20-%20Bootstrap/Hitchickers%20guide%20to%20cinema%20-%20UI%20prototiping.pdf" text:style-name="Internet_20_link" text:visited-style-name="Visited_20_Internet_20_Link"><text:span text:style-name="T7">https://bitbucket.org/sterte/h2gc/src/master/doc/Course%201%20-%20Bootstrap/Hitchickers%20guide%20to%20cinema%20-%20UI%20prototiping.pdf</text:span></text:a></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24T11:35:47.425841501</meta:creation-date>
    <dc:date>2020-07-17T11:40:21.685135984</dc:date>
    <meta:editing-duration>PT29M59S</meta:editing-duration>
    <meta:editing-cycles>5</meta:editing-cycles>
    <meta:generator>LibreOffice/6.0.7.3$Linux_X86_64 LibreOffice_project/00m0$Build-3</meta:generator>
    <meta:document-statistic meta:table-count="0" meta:image-count="0" meta:object-count="0" meta:page-count="2" meta:paragraph-count="17" meta:word-count="268" meta:character-count="2060" meta:non-whitespace-character-count="1810"/>
  </office:meta>
</office:document-meta>
</file>